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baf9e" style:font-weight-asian="bold" style:font-weight-complex="bold"/>
    </style:style>
    <style:style style:name="P2" style:family="paragraph" style:parent-style-name="Standard">
      <style:text-properties fo:font-weight="normal" officeooo:paragraph-rsid="001baf9e" style:font-weight-asian="normal" style:font-weight-complex="normal"/>
    </style:style>
    <style:style style:name="P3" style:family="paragraph" style:parent-style-name="Standard">
      <style:text-properties fo:font-weight="normal" officeooo:paragraph-rsid="001c2fa6" style:font-weight-asian="normal" style:font-weight-complex="normal"/>
    </style:style>
    <style:style style:name="P4" style:family="paragraph" style:parent-style-name="Standard">
      <style:text-properties fo:font-weight="normal" officeooo:paragraph-rsid="001cae2c" style:font-weight-asian="normal" style:font-weight-complex="normal"/>
    </style:style>
    <style:style style:name="P5" style:family="paragraph" style:parent-style-name="Standard">
      <style:text-properties fo:font-style="normal" fo:font-weight="normal" officeooo:paragraph-rsid="001cae2c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Trebuchet MS" fo:font-weight="bold" officeooo:paragraph-rsid="001baf9e" style:font-weight-asian="bold" style:font-weight-complex="bold"/>
    </style:style>
    <style:style style:name="T1" style:family="text">
      <style:text-properties officeooo:rsid="001baf9e"/>
    </style:style>
    <style:style style:name="T2" style:family="text">
      <style:text-properties style:font-name="Trebuchet MS" officeooo:rsid="001baf9e"/>
    </style:style>
    <style:style style:name="T3" style:family="text">
      <style:text-properties style:font-name="Trebuchet MS" fo:font-weight="normal" officeooo:rsid="001baf9e" style:font-weight-asian="normal" style:font-weight-complex="normal"/>
    </style:style>
    <style:style style:name="T4" style:family="text">
      <style:text-properties style:font-name="Trebuchet MS" officeooo:rsid="001c2fa6"/>
    </style:style>
    <style:style style:name="T5" style:family="text">
      <style:text-properties style:font-name="Trebuchet MS" officeooo:rsid="001cae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Space </text:span><text:span text:style-name="T1">Marine</text:span></text:p>
      <text:p text:style-name="P2"><text:span text:style-name="T2">- Infantry</text:span></text:p>
      <text:p text:style-name="P2"><text:span text:style-name="T2">- Heavy Infantry (Terminators/Cybot)</text:span></text:p>
      <text:p text:style-name="P2"><text:span text:style-name="T2">- Vehicles</text:span></text:p>
      <text:p text:style-name="P2"><text:span text:style-name="T2"/></text:p>
      <text:p text:style-name="P1"><text:span text:style-name="T2">IG</text:span></text:p>
      <text:p text:style-name="P2"><text:span text:style-name="T2">- Infantry</text:span></text:p>
      <text:p text:style-name="P2"><text:span text:style-name="T2">- Vehicles</text:span></text:p>
      <text:p text:style-name="P3"><text:span text:style-name="T4">- Super Heavy Vehicles</text:span></text:p>
      <text:p text:style-name="P2"><text:span text:style-name="T2"/></text:p>
      <text:p text:style-name="P1"><text:span text:style-name="T2">Mechanicum (some might be summarized, but teh cool names)</text:span></text:p>
      <text:p text:style-name="P1"><text:span text:style-name="T3">- Legiones Skitarii (Infantry)</text:span></text:p>
      <text:p text:style-name="P1"><text:span text:style-name="T3">- Ordo Reductor (Heavy Infantry/Robots)</text:span></text:p>
      <text:p text:style-name="P1"><text:span text:style-name="T3">- Legio Cybernetica (Heavy Robots)</text:span></text:p>
      <text:p text:style-name="P1"><text:span text:style-name="T3">- Vehicles</text:span></text:p>
      <text:p text:style-name="P1"><text:span text:style-name="T3">- Centurio Ordinatus</text:span></text:p>
      <text:p text:style-name="P1"><text:span text:style-name="T3">- Collegia Titanica</text:span></text:p>
      <text:p text:style-name="P1"><text:span text:style-name="T3"/></text:p>
      <text:p text:style-name="P1"><text:span text:style-name="T2">Eldar</text:span></text:p>
      <text:p text:style-name="P3"><text:span text:style-name="T4">- Shrines (Infantry)</text:span></text:p>
      <text:p text:style-name="P3"><text:span text:style-name="T4">- WraithboneTroops</text:span></text:p>
      <text:p text:style-name="P3"><text:span text:style-name="T4">- Vehicles</text:span></text:p>
      <text:p text:style-name="P3"><text:span text:style-name="T4">- Titans</text:span></text:p>
      <text:p text:style-name="P2"><text:span text:style-name="T2"/></text:p>
      <text:p text:style-name="P1"><text:span text:style-name="T2">Ork</text:span></text:p>
      <text:p text:style-name="P3"><text:span text:style-name="T4">- Infantry</text:span></text:p>
      <text:p text:style-name="P3"><text:span text:style-name="T4">- Heavy</text:span></text:p>
      <text:p text:style-name="P3"><text:span text:style-name="T4">- Vehicles</text:span></text:p>
      <text:p text:style-name="P3"><text:span text:style-name="T4">- Titans</text:span></text:p>
      <text:p text:style-name="P1"><text:span text:style-name="T2"/></text:p>
      <text:p text:style-name="P1"><text:span text:style-name="T2">Tau</text:span></text:p>
      <text:p text:style-name="P5"><text:span text:style-name="T5">- Infantry</text:span></text:p>
      <text:p text:style-name="P5"><text:span text:style-name="T5">- Heavy Infantry</text:span></text:p>
      <text:p text:style-name="P5"><text:span text:style-name="T5">- Vehicles</text:span></text:p>
      <text:p text:style-name="P4"><text:span text:style-name="T5">- Super Heavy Walker</text:span></text:p>
      <text:p text:style-name="P1"><text:span text:style-name="T2"/></text:p>
      <text:p text:style-name="P1"><text:span text:style-name="T2">Necron</text:span></text:p>
      <text:p text:style-name="P4"><text:span text:style-name="T5"/></text:p>
      <text:p text:style-name="P1"><text:span text:style-name="T2"/></text:p>
      <text:p text:style-name="P1"><text:span text:style-name="T2">Cha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1S</meta:editing-duration>
    <meta:editing-cycles>4</meta:editing-cycles>
    <meta:generator>LibreOffice/4.0.3.3$Windows_x86 LibreOffice_project/0eaa50a932c8f2199a615e1eb30f7ac74279539</meta:generator>
    <dc:date>2017-02-19T15:19:47.14</dc:date>
    <meta:document-statistic meta:table-count="0" meta:image-count="0" meta:object-count="0" meta:page-count="1" meta:paragraph-count="32" meta:word-count="83" meta:character-count="490" meta:non-whitespace-character-count="439"/>
    <meta:user-defined meta:name="Info 1"/>
    <meta:user-defined meta:name="Info 2"/>
    <meta:user-defined meta:name="Info 3"/>
    <meta:user-defined meta:name="Info 4"/>
  </office:meta>
</office:document-meta>
</file>